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257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  <style:text-properties style:font-name="Lato" fo:font-size="64pt" style:font-size-asian="64pt" style:font-size-complex="64pt"/>
    </style:style>
    <style:style style:name="P2" style:family="paragraph">
      <loext:graphic-properties draw:fill="none" draw:fill-color="#ffffff"/>
      <style:paragraph-properties fo:text-align="center"/>
      <style:text-properties style:font-name="Lato" fo:font-size="64pt" style:font-size-asian="64pt" style:font-size-complex="64pt"/>
    </style:style>
    <style:style style:name="P3" style:family="paragraph">
      <loext:graphic-properties draw:fill-color="#ffffff"/>
    </style:style>
    <style:style style:name="T1" style:family="text">
      <style:text-properties style:font-name="Lato" fo:font-size="64pt" style:font-size-asian="64pt" style:font-size-complex="6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18.542cm" svg:height="2.507cm" svg:x="3.556cm" svg:y="4.605cm">
          <draw:text-box>
            <text:p text:style-name="P1"><text:span text:style-name="T1">Hello World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" svg:font-family="La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2T12:21:52.500723355</meta:creation-date>
    <dc:date>2019-12-02T12:29:17.751384969</dc:date>
    <meta:editing-duration>PT7M26S</meta:editing-duration>
    <meta:editing-cycles>1</meta:editing-cycles>
    <meta:document-statistic meta:object-count="24"/>
    <meta:generator>LibreOffice/6.2.7.1$Linux_X86_64 LibreOffice_project/20$Build-1</meta:generator>
  </office:meta>
</office:document-meta>
</file>